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66ff" draw:fill="none" draw:fill-color="#000000" draw:textarea-horizontal-align="center" draw:textarea-vertical-align="middle" draw:auto-grow-height="false" draw:auto-grow-width="false" fo:min-height="3.439cm" fo:min-width="11.5cm" fo:padding-top="0cm" fo:padding-bottom="0cm" fo:padding-left="0cm" fo:padding-right="0cm"/>
    </style:style>
    <style:style style:name="gr2" style:family="graphic" style:parent-style-name="standard">
      <style:graphic-properties draw:stroke="none" draw:fill-color="#0066cc" draw:textarea-horizontal-align="justify" draw:textarea-vertical-align="middle" draw:auto-grow-height="false" fo:min-height="0.062cm" fo:min-width="0cm"/>
    </style:style>
    <style:style style:name="gr3" style:family="graphic" style:parent-style-name="objectwithoutfill">
      <style:graphic-properties draw:stroke="dash" draw:stroke-dash="Ultrafine_20_Dashed" svg:stroke-width="0.27cm" svg:stroke-color="#0066cc" draw:marker-start="Circle" draw:marker-start-width="0.44cm" draw:marker-start-center="true" draw:marker-end="Circle" draw:marker-end-width="0.44cm" draw:marker-end-center="true" draw:stroke-linejoin="bevel" svg:stroke-linecap="butt" draw:fill="none" draw:textarea-vertical-align="middle" fo:padding-top="0.26cm" fo:padding-bottom="0.26cm" fo:padding-left="0.385cm" fo:padding-right="0.385cm"/>
    </style:style>
    <style:style style:name="gr4" style:family="graphic" style:parent-style-name="objectwithoutfill">
      <style:graphic-properties draw:stroke="dash" draw:stroke-dash="Ultrafine_20_Dashed" svg:stroke-width="0.27cm" svg:stroke-color="#0066cc" draw:marker-start="Circle" draw:marker-start-width="0.44cm" draw:marker-start-center="true" draw:marker-end="Circle" draw:marker-end-width="0.44cm" draw:marker-end-center="true" draw:stroke-linejoin="bevel" svg:stroke-linecap="butt" draw:fill="none" draw:fill-color="#0066cc" draw:textarea-vertical-align="middle" fo:padding-top="0.26cm" fo:padding-bottom="0.26cm" fo:padding-left="0.385cm" fo:padding-r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line-height="0.25cm" fo:text-align="center"/>
      <style:text-properties fo:color="#000000" style:font-name="Comfortaa1" fo:font-size="96pt" fo:font-style="normal" fo:font-weight="normal" fo:background-color="transparent" style:font-size-asian="18pt" style:font-size-complex="18pt"/>
    </style:style>
    <style:style style:name="P3" style:family="paragraph">
      <loext:graphic-properties draw:fill-color="#0066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66cc"/>
      <style:paragraph-properties fo:text-align="center"/>
    </style:style>
    <style:style style:name="T1" style:family="text">
      <style:text-properties fo:color="#000000" style:font-name="Comfortaa1" fo:font-size="96pt" fo:font-style="normal" fo:font-weight="normal" fo:background-color="transparent" style:font-size-asian="18pt" style:font-size-complex="18pt"/>
    </style:style>
    <style:style style:name="T2" style:family="text">
      <style:text-properties fo:color="#ffffff" style:font-name="Comfortaa1" fo:font-size="96pt" fo:font-style="normal" fo:font-weight="normal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2cm" svg:height="4cm" svg:x="0.5cm" svg:y="0.7cm">
            <draw:text-box>
              <text:p text:style-name="P1"><text:span text:style-name="T1">P</text:span><text:span text:style-name="T2">y</text:span><text:span text:style-name="T1">oints</text:span></text:p>
            </draw:text-box>
          </draw:frame>
          <draw:custom-shape draw:style-name="gr2" draw:text-style-name="P3" draw:layer="layout" svg:width="0.44cm" svg:height="0.44cm" svg:x="5.23cm" svg:y="2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44cm" svg:height="0.44cm" svg:x="6.69cm" svg:y="1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4" draw:layer="layout" svg:x1="4.141cm" svg:y1="1.849cm" svg:x2="3.116cm" svg:y2="4.31cm">
              <text:p/>
            </draw:line>
            <draw:line draw:style-name="gr4" draw:text-style-name="P5" draw:layer="layout" svg:x1="2.774cm" svg:y1="1.843cm" svg:x2="3.458cm" svg:y2="3.48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Lamprecht</meta:initial-creator>
    <meta:creation-date>2018-08-02T14:46:00.765673992</meta:creation-date>
    <dc:date>2018-08-09T09:22:39.717851642</dc:date>
    <dc:creator>Sebastian Lamprecht</dc:creator>
    <meta:editing-duration>PT1H26M17S</meta:editing-duration>
    <meta:editing-cycles>32</meta:editing-cycles>
    <meta:generator>LibreOffice/5.1.6.2$Linux_X86_64 LibreOffice_project/10m0$Build-2</meta:generator>
    <meta:document-statistic meta:object-count="7"/>
  </office:meta>
</office:document-meta>
</file>